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2120000022745FA191897AA187E.png" manifest:media-type="image/png"/>
  <manifest:file-entry manifest:full-path="Pictures/100000010000021500000227A0BF6530B3EAD3F3.png" manifest:media-type="image/png"/>
  <manifest:file-entry manifest:full-path="Pictures/10000001000005310000022C548CA137AAE2641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729fcf" loext:fill-use-slide-background="false" draw:opacity="0%" draw:shadow-offset-x="0.203cm" draw:shadow-offset-y="0.203cm" draw:shadow-opacity="0%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ffffff" loext:opacity="100%" fo:font-size="36pt" fo:font-weight="bold"/>
    </style:style>
    <style:style style:name="P3" style:family="paragraph">
      <loext:graphic-properties draw:fill="none" draw:fill-color="#729fcf" draw:opacity="0%"/>
      <style:text-properties fo:color="#ffffff" loext:opacity="100%" loext:color-lum-mod="100%" loext:color-lum-off="0%" fo:font-size="36pt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023cm" svg:height="14.579cm" svg:x="3.825cm" svg:y="4.78cm">
          <draw:image xlink:href="Pictures/10000001000002120000022745FA191897AA187E.png" xlink:type="simple" xlink:show="embed" xlink:actuate="onLoad" draw:mime-type="image/png">
            <text:p/>
          </draw:image>
        </draw:frame>
        <draw:frame draw:style-name="gr2" draw:text-style-name="P3" draw:layer="layout" svg:width="0.972cm" svg:height="1.673cm" svg:x="11.869cm" svg:y="5.779cm">
          <draw:text-box>
            <text:p text:style-name="P2">1</text:p>
          </draw:text-box>
        </draw:frame>
        <draw:frame draw:style-name="gr2" draw:text-style-name="P3" draw:layer="layout" svg:width="0.972cm" svg:height="1.673cm" svg:x="10.809cm" svg:y="8.182cm">
          <draw:text-box>
            <text:p text:style-name="P2">2</text:p>
          </draw:text-box>
        </draw:frame>
        <draw:frame draw:style-name="gr2" draw:text-style-name="P3" draw:layer="layout" svg:width="0.972cm" svg:height="1.673cm" svg:x="8.509cm" svg:y="9.482cm">
          <draw:text-box>
            <text:p text:style-name="P2">3</text:p>
          </draw:text-box>
        </draw:frame>
      </draw:page>
      <draw:page draw:name="page2" draw:style-name="dp1" draw:master-page-name="Default">
        <draw:frame draw:style-name="gr1" draw:text-style-name="P1" draw:layer="layout" svg:width="14.103cm" svg:height="14.579cm" svg:x="3.459cm" svg:y="4.58cm">
          <draw:image xlink:href="Pictures/100000010000021500000227A0BF6530B3EAD3F3.png" xlink:type="simple" xlink:show="embed" xlink:actuate="onLoad" draw:mime-type="image/png">
            <text:p/>
          </draw:image>
        </draw:frame>
        <draw:frame draw:style-name="gr2" draw:text-style-name="P3" draw:layer="layout" svg:width="0.972cm" svg:height="1.673cm" svg:x="11.869cm" svg:y="4.979cm">
          <draw:text-box>
            <text:p text:style-name="P2">1</text:p>
          </draw:text-box>
        </draw:frame>
        <draw:frame draw:style-name="gr2" draw:text-style-name="P3" draw:layer="layout" svg:width="0.972cm" svg:height="1.673cm" svg:x="10.809cm" svg:y="7.382cm">
          <draw:text-box>
            <text:p text:style-name="P2">2</text:p>
          </draw:text-box>
        </draw:frame>
        <draw:frame draw:style-name="gr2" draw:text-style-name="P3" draw:layer="layout" svg:width="0.972cm" svg:height="1.673cm" svg:x="8.509cm" svg:y="8.682cm">
          <draw:text-box>
            <text:p text:style-name="P2">3</text:p>
          </draw:text-box>
        </draw:frame>
        <draw:frame draw:style-name="gr2" draw:text-style-name="P3" draw:layer="layout" svg:width="0.972cm" svg:height="1.673cm" svg:x="10.823cm" svg:y="14.679cm">
          <draw:text-box>
            <text:p text:style-name="P2">2</text:p>
          </draw:text-box>
        </draw:frame>
      </draw:page>
      <draw:page draw:name="page3" draw:style-name="dp1" draw:master-page-name="Default">
        <draw:frame draw:style-name="gr1" draw:text-style-name="P1" draw:layer="layout" svg:width="33.559cm" svg:height="14.038cm" svg:x="1.094cm" svg:y="3.829cm">
          <draw:image xlink:href="Pictures/10000001000005310000022C548CA137AAE2641A.png" xlink:type="simple" xlink:show="embed" xlink:actuate="onLoad" draw:mime-type="image/png">
            <text:p/>
          </draw:image>
        </draw:frame>
        <draw:frame draw:style-name="gr2" draw:text-style-name="P3" draw:layer="layout" svg:width="0.972cm" svg:height="1.673cm" svg:x="9.069cm" svg:y="4.279cm">
          <draw:text-box>
            <text:p text:style-name="P2">1</text:p>
          </draw:text-box>
        </draw:frame>
        <draw:frame draw:style-name="gr2" draw:text-style-name="P3" draw:layer="layout" svg:width="0.972cm" svg:height="1.673cm" svg:x="8.009cm" svg:y="6.482cm">
          <draw:text-box>
            <text:p text:style-name="P2">2</text:p>
          </draw:text-box>
        </draw:frame>
        <draw:frame draw:style-name="gr2" draw:text-style-name="P3" draw:layer="layout" svg:width="0.972cm" svg:height="1.673cm" svg:x="7.409cm" svg:y="7.882cm">
          <draw:text-box>
            <text:p text:style-name="P2">3</text:p>
          </draw:text-box>
        </draw:frame>
        <draw:frame draw:style-name="gr2" draw:text-style-name="P3" draw:layer="layout" svg:width="0.972cm" svg:height="1.673cm" svg:x="7.423cm" svg:y="12.679cm">
          <draw:text-box>
            <text:p text:style-name="P2">2</text:p>
          </draw:text-box>
        </draw:frame>
        <draw:frame draw:style-name="gr2" draw:text-style-name="P3" draw:layer="layout" svg:width="0.972cm" svg:height="1.673cm" svg:x="5.337cm" svg:y="12.376cm">
          <draw:text-box>
            <text:p text:style-name="P2">4</text:p>
          </draw:text-box>
        </draw:frame>
        <draw:frame draw:style-name="gr2" draw:text-style-name="P3" draw:layer="layout" svg:width="0.972cm" svg:height="1.673cm" svg:x="9.037cm" svg:y="14.076cm">
          <draw:text-box>
            <text:p text:style-name="P2">5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8-22T22:29:05.031000000</dc:date>
    <meta:editing-duration>PT26M44S</meta:editing-duration>
    <meta:editing-cycles>4</meta:editing-cycles>
    <meta:generator>LibreOffice/7.5.7.1$Windows_X86_64 LibreOffice_project/47eb0cf7efbacdee9b19ae25d6752381ede23126</meta:generator>
    <meta:document-statistic meta:object-count="16"/>
  </office:meta>
</office:document-meta>
</file>